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37">
            <text:p>3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number-columns-repeated="2"/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19" office:value-type="string">
            <text:p>Tristan</text:p>
          </table:table-cell>
          <table:table-cell table:style-name="ce15"/>
          <table:table-cell table:style-name="ce19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7:30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9T07:33:01</dc:date>
    <dc:creator>Gregory Kapfhammer</dc:creator>
    <meta:editing-duration>P30DT1H47M27S</meta:editing-duration>
    <meta:editing-cycles>238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77" meta:object-count="0"/>
  </office:meta>
</office:document-meta>
</file>